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81.68mm" svg:y="5.51mm">
            <draw:object draw:notify-on-update-of-ranges="Sheet1.A1:Sheet1.A10 Sheet1.B1:Sheet1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2462" calcext:value-type="float">
            <text:p>0.00246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6214" calcext:value-type="float">
            <text:p>0.00621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7445" calcext:value-type="float">
            <text:p>0.0074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0569" calcext:value-type="float">
            <text:p>0.01056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1454" calcext:value-type="float">
            <text:p>0.0145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15681" calcext:value-type="float">
            <text:p>0.01568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20444" calcext:value-type="float">
            <text:p>0.02044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26454" calcext:value-type="float">
            <text:p>0.026454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27066" calcext:value-type="float">
            <text:p>0.0270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28639" calcext:value-type="float">
            <text:p>0.028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1:53:27.436349930</meta:creation-date>
    <dc:date>2019-02-27T22:17:00.039849149</dc:date>
    <meta:editing-duration>PT3M12S</meta:editing-duration>
    <meta:editing-cycles>1</meta:editing-cycles>
    <meta:document-statistic meta:table-count="1" meta:cell-count="20" meta:object-count="1"/>
    <meta:generator>LibreOffice/6.0.7.3$Linux_X86_64 LibreOffice_project/00m0$Build-3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10" svg:x="0.32cm" svg:y="0.18cm" svg:width="12.508cm" svg:height="8.64cm">
          <chartooo:coordinate-region svg:x="1.418cm" svg:y="0.379cm" svg:width="10.9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1:Sheet1.A10</svg:desc>
                </draw:g>
              </table:table-cell>
              <table:table-cell office:value-type="float" office:value="0.002462">
                <text:p>0.002462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6214">
                <text:p>0.006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0.007445">
                <text:p>0.007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0.010569">
                <text:p>0.010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0.01454">
                <text:p>0.01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0.015681">
                <text:p>0.015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0.020444">
                <text:p>0.020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0.026454">
                <text:p>0.026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0.027066">
                <text:p>0.027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0.028639">
                <text:p>0.0286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